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1.7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bf00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6f9d4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dee6ef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dce6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6f9d4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dee6ef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dedce6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7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style-name="ce2" office:value-type="string" calcext:value-type="string">
            <text:p>Kafka Header</text:p>
          </table:table-cell>
          <table:table-cell table:style-name="ce2" office:value-type="string" calcext:value-type="string">
            <text:p>Proto delimited length header</text:p>
          </table:table-cell>
          <table:table-cell table:style-name="ce2" office:value-type="string" calcext:value-type="string">
            <text:p>Kafka Schema Works?</text:p>
          </table:table-cell>
          <table:table-cell table:style-name="ce2" office:value-type="string" calcext:value-type="string">
            <text:p>Clickhouse Insert Works?</text:p>
          </table:table-cell>
          <table:table-cell table:style-name="ce2" office:value-type="string" calcext:value-type="string">
            <text:p>Clickhouse batch insert?</text:p>
          </table:table-cell>
          <table:table-cell table:style-name="ce1"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rotosingle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rotobuf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rotobufLis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6:32:56.456166589</meta:creation-date>
    <dc:date>2025-03-27T06:38:06.212303686</dc:date>
    <meta:editing-duration>PT2M47S</meta:editing-duration>
    <meta:editing-cycles>1</meta:editing-cycles>
    <meta:document-statistic meta:table-count="1" meta:cell-count="44" meta:object-count="0"/>
    <meta:generator>LibreOffice/24.2.7.2$Linux_X86_64 LibreOffice_project/420$Build-2</meta:generator>
  </office:meta>
</office:document-meta>
</file>